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19 – 25</text:p>
          </table:table-cell>
          <table:table-cell office:value-type="float" office:value="20">
            <text:p>20</text:p>
          </table:table-cell>
          <table:table-cell>
            <draw:frame table:end-cell-address="Sheet1.J21" table:end-x="0.1154in" table:end-y="0.0402in" draw:z-index="0" draw:style-name="gr1" svg:width="6.2988in" svg:height="3.5429in" svg:x="0.0398in" svg:y="0.0394in">
              <draw:object draw:notify-on-update-of-ranges="Sheet1.A1:Sheet1.A6 Sheet1.B1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string">
            <text:p>Do 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5 – 35</text:p>
          </table:table-cell>
          <table:table-cell office:value-type="float" office:value="15">
            <text:p>15</text:p>
          </table:table-cell>
          <table:table-cell table:number-columns-repeated="8"/>
          <table:table-cell office:value-type="string">
            <text:p>30 – 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5 – 45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50 – 7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5 – 55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Nad 7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5 – 70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70 a výše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>
            <draw:frame table:end-cell-address="Sheet1.O27" table:end-x="0.8713in" table:end-y="0.1236in" draw:z-index="2" draw:style-name="gr1" svg:width="6.2988in" svg:height="3.5429in" svg:x="0.7957in" svg:y="0.1228in">
              <draw:object draw:notify-on-update-of-ranges="Sheet1.K1:Sheet1.K4 Sheet1.L1:Sheet1.L4" xlink:href="./Object 4" xlink:type="simple" xlink:show="embed" xlink:actuate="onLoad"/>
              <draw:image xlink:href="./ObjectReplacements/Object 4" xlink:type="simple" xlink:show="embed" xlink:actuate="onLoad"/>
              <svg:title>Zájem o produkt podle kapacity restaurace [počet míst]</svg:title>
            </draw:frame>
          </table:table-cell>
          <table:table-cell table:number-columns-repeated="4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Sheet1.J41" table:end-x="0.1154in" table:end-y="0.1276in" draw:z-index="1" draw:style-name="gr1" svg:width="6.2988in" svg:height="3.5429in" svg:x="0.0398in" svg:y="0.1268in">
              <draw:object draw:notify-on-update-of-ranges="Sheet1.A27:Sheet1.A28 Sheet1.B27:Sheet1.B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ano</text:p>
          </table:table-cell>
          <table:table-cell office:value-type="float" office:value="40">
            <text:p>40</text:p>
          </table:table-cell>
          <table:table-cell>
            <draw:frame table:end-cell-address="Sheet1.J47" table:end-x="0.8492in" table:end-y="0.128in" draw:z-index="3" draw:style-name="gr1" svg:width="6.2988in" svg:height="3.5429in" svg:x="0.7736in" svg:y="0.1272in">
              <draw:object draw:notify-on-update-of-ranges="Sheet1.K31:Sheet1.K35 Sheet1.L31:Sheet1.L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string">
            <text:p>ne</text:p>
          </table:table-cell>
          <table:table-cell office:value-type="float" office:value="60">
            <text:p>6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Do 10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10"/>
          <table:table-cell office:value-type="string">
            <text:p>100 – 20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10"/>
          <table:table-cell office:value-type="string">
            <text:p>200 – 4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number-columns-repeated="10"/>
          <table:table-cell office:value-type="string">
            <text:p>400 – 60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0"/>
          <table:table-cell office:value-type="string">
            <text:p>Nad 6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1"/>
          <table:table-cell table:formula="of:=SUM([.L31:.L35])" office:value-type="float" office:value="100">
            <text:p>100</text:p>
          </table:table-cell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no</text:p>
          </table:table-cell>
          <table:table-cell office:value-type="float" office:value="80">
            <text:p>80</text:p>
          </table:table-cell>
          <table:table-cell>
            <draw:frame table:end-cell-address="Sheet2.J21" table:end-x="0.1154in" table:end-y="0.0402in" draw:z-index="0" draw:style-name="gr1" svg:width="6.2988in" svg:height="3.5429in" svg:x="0.0398in" svg:y="0.0394in">
              <draw:object draw:notify-on-update-of-ranges="Sheet2.A1:Sheet2.A2 Sheet2.B1:Sheet2.B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ne</text:p>
          </table:table-cell>
          <table:table-cell office:value-type="float" office:value="20">
            <text:p>2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4/01/2013</text:date>, <text:time>21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1T19:36:08</meta:creation-date>
    <dc:date>2013-04-01T21:16:55</dc:date>
    <meta:editing-duration>PT1H40M47S</meta:editing-duration>
    <meta:editing-cycles>1</meta:editing-cycles>
    <meta:document-statistic meta:table-count="3" meta:cell-count="39" meta:object-count="5"/>
    <meta:generator>LibreOffice/3.3$Linu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178cm" svg:y="0.316cm" chart:style-name="ch2">
          <text:p>Zájem o produkt podle věku</text:p>
        </chart:title>
        <chart:legend chart:legend-position="end" svg:x="13.682cm" svg:y="3.08cm" chart:style-name="ch3"/>
        <chart:plot-area chart:style-name="ch4" table:cell-range-address="Sheet1.A1:Sheet1.B6" chart:data-source-has-labels="column" svg:x="0.32cm" svg:y="1.455cm" svg:width="13.043cm" svg:height="7.365cm">
          <chartooo:coordinate-region svg:x="3.159cm" svg:y="1.456cm" svg:width="7.364cm" svg:height="7.364cm"/>
          <chart:axis chart:dimension="x" chart:name="primary-x" chart:style-name="ch5">
            <chart:categories table:cell-range-address="Sheet1.A1:Sheet1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:Sheet1.B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9 – 25</text:p>
                <draw:g>
                  <svg:desc>Sheet1.A1:Sheet1.A6</svg:desc>
                </draw:g>
              </table:table-cell>
              <table:table-cell office:value-type="float" office:value="20">
                <text:p>20</text:p>
                <draw:g>
                  <svg:desc>Sheet1.B1:Sheet1.B6</svg:desc>
                </draw:g>
              </table:table-cell>
            </table:table-row>
            <table:table-row>
              <table:table-cell office:value-type="string">
                <text:p>25 – 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 – 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 – 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 – 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 a výše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99cm" svg:y="0.316cm" chart:style-name="ch2">
          <text:p>Využili byste našich služeb?</text:p>
        </chart:title>
        <chart:legend chart:legend-position="end" svg:x="14.634cm" svg:y="3.98cm" chart:style-name="ch3"/>
        <chart:plot-area chart:style-name="ch4" table:cell-range-address="Sheet1.A27:Sheet1.B28" chart:data-source-has-labels="column" svg:x="0.32cm" svg:y="1.455cm" svg:width="13.995cm" svg:height="7.365cm">
          <chartooo:coordinate-region svg:x="3.635cm" svg:y="1.456cm" svg:width="7.364cm" svg:height="7.364cm"/>
          <chart:axis chart:dimension="x" chart:name="primary-x" chart:style-name="ch5">
            <chart:categories table:cell-range-address="Sheet1.A27:Sheet1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7:Sheet1.B28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o</text:p>
                <draw:g>
                  <svg:desc>Sheet1.A27:Sheet1.A28</svg:desc>
                </draw:g>
              </table:table-cell>
              <table:table-cell office:value-type="float" office:value="40">
                <text:p>40</text:p>
                <draw:g>
                  <svg:desc>Sheet1.B27:Sheet1.B28</svg:desc>
                </draw:g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4cm" svg:y="0.316cm" chart:style-name="ch2">
          <text:p>Využili byste našich služeb? (města nad 100k obyvatel)</text:p>
        </chart:title>
        <chart:legend chart:legend-position="end" svg:x="14.634cm" svg:y="3.98cm" chart:style-name="ch3"/>
        <chart:plot-area chart:style-name="ch4" table:cell-range-address="Sheet2.A1:Sheet2.B2" chart:data-source-has-labels="column" svg:x="0.32cm" svg:y="1.455cm" svg:width="13.995cm" svg:height="7.365cm">
          <chartooo:coordinate-region svg:x="3.635cm" svg:y="1.456cm" svg:width="7.364cm" svg:height="7.364cm"/>
          <chart:axis chart:dimension="x" chart:name="primary-x" chart:style-name="ch5">
            <chart:categories table:cell-range-address="Sheet2.A1:Sheet2.A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:Sheet2.B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no</text:p>
                <draw:g>
                  <svg:desc>Sheet2.A1:Sheet2.A2</svg:desc>
                </draw:g>
              </table:table-cell>
              <table:table-cell office:value-type="float" office:value="80">
                <text:p>80</text:p>
                <draw:g>
                  <svg:desc>Sheet2.B1:Sheet2.B2</svg:desc>
                </draw:g>
              </table:table-cell>
            </table:table-row>
            <table:table-row>
              <table:table-cell office:value-type="string">
                <text:p>n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453cm" svg:y="0.316cm" chart:style-name="ch2">
          <text:p>Zájem o produkt podle kapacity restaurace [počet míst]</text:p>
        </chart:title>
        <chart:legend chart:legend-position="end" svg:x="14.052cm" svg:y="3.53cm" chart:style-name="ch3"/>
        <chart:plot-area chart:style-name="ch4" table:cell-range-address="Sheet1.K1:Sheet1.L4" chart:data-source-has-labels="column" svg:x="0.32cm" svg:y="1.455cm" svg:width="13.413cm" svg:height="7.365cm">
          <chartooo:coordinate-region svg:x="3.344cm" svg:y="1.456cm" svg:width="7.364cm" svg:height="7.364cm"/>
          <chart:axis chart:dimension="x" chart:name="primary-x" chart:style-name="ch5">
            <chart:categories table:cell-range-address="Sheet1.K1:Sheet1.K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1:Sheet1.L4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Do 30</text:p>
                <draw:g>
                  <svg:desc>Sheet1.K1:Sheet1.K4</svg:desc>
                </draw:g>
              </table:table-cell>
              <table:table-cell office:value-type="float" office:value="40">
                <text:p>40</text:p>
                <draw:g>
                  <svg:desc>Sheet1.L1:Sheet1.L4</svg:desc>
                </draw:g>
              </table:table-cell>
            </table:table-row>
            <table:table-row>
              <table:table-cell office:value-type="string">
                <text:p>30 – 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 – 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ad 7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78cm" svg:y="0.316cm" chart:style-name="ch2">
          <text:p>Kolik byste byli ochotni za službu zaplatit? (restaurace) [Kč/h]</text:p>
        </chart:title>
        <chart:plot-area chart:style-name="ch3" table:cell-range-address="Sheet1.K31:Sheet1.L35" chart:data-source-has-labels="column" svg:x="0.77cm" svg:y="1.635cm" svg:width="14.59cm" svg:height="6.765cm">
          <chartooo:coordinate-region svg:x="1.391cm" svg:y="1.835cm" svg:width="13.969cm" svg:height="5.918cm"/>
          <chart:axis chart:dimension="x" chart:name="primary-x" chart:style-name="ch4">
            <chart:categories table:cell-range-address="Sheet1.K31:Sheet1.K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1:Sheet1.L3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Do 100</text:p>
                <draw:g>
                  <svg:desc>Sheet1.K31:Sheet1.K35</svg:desc>
                </draw:g>
              </table:table-cell>
              <table:table-cell office:value-type="float" office:value="19">
                <text:p>19</text:p>
                <draw:g>
                  <svg:desc>Sheet1.L31:Sheet1.L35</svg:desc>
                </draw:g>
              </table:table-cell>
            </table:table-row>
            <table:table-row>
              <table:table-cell office:value-type="string">
                <text:p>100 – 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0 – 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0 – 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ad 6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